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7.45cm" fo:min-width="6.5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924cm" fo:min-width="4.4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452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0%" draw:opacity-name="" draw:textarea-horizontal-align="justify" draw:textarea-vertical-align="top" draw:auto-grow-height="false" fo:min-height="9.85cm" fo:min-width="7.7cm"/>
      <style:paragraph-properties style:writing-mode="lr-tb"/>
    </style:style>
    <style:style style:name="gr6" style:family="graphic" style:parent-style-name="standard">
      <style:graphic-properties svg:stroke-color="#000000" draw:fill-color="#ffffff" draw:opacity="0%" draw:opacity-name="" draw:textarea-horizontal-align="justify" draw:textarea-vertical-align="top" draw:auto-grow-height="false" fo:min-height="4.15cm" fo:min-width="7.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 draw:opacity="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 draw:opacity="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7cm" svg:height="7.7cm" svg:x="12cm" svg:y="3.4cm">
          <text:p text:style-name="P1">Baza wersj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1cm" svg:height="1.3cm" svg:x="12.9cm" svg:y="4.6cm">
          <text:p text:style-name="P1">Wersja 3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cm" svg:height="1.3cm" svg:x="12.9cm" svg:y="9cm">
          <text:p text:style-name="P1">Wersja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1cm" svg:height="1.3cm" svg:x="12.9cm" svg:y="6.802cm">
          <text:p text:style-name="P1">Wersja 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5.5cm" svg:y1="9cm" svg:x2="15.5cm" svg:y2="8cm">
          <text:p/>
        </draw:line>
        <draw:line draw:style-name="gr3" draw:text-style-name="P4" draw:layer="layout" svg:x1="15.5cm" svg:y1="6.9cm" svg:x2="15.5cm" svg:y2="5.9cm">
          <text:p/>
        </draw:line>
        <draw:custom-shape draw:style-name="gr2" draw:text-style-name="P5" draw:layer="layout" svg:width="5.1cm" svg:height="1.3cm" svg:x="4.1cm" svg:y="4.1cm">
          <text:p text:style-name="P1">Pliki 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4.892cm" svg:height="0.962cm" svg:x="4.2cm" svg:y="3cm">
          <draw:text-box>
            <text:p>Wersja robocza</text:p>
          </draw:text-box>
        </draw:frame>
        <draw:custom-shape draw:style-name="gr5" draw:text-style-name="P7" draw:layer="layout" svg:width="8.2cm" svg:height="10.1cm" svg:x="11.4cm" svg:y="1.6cm">
          <text:p text:style-name="P1">Serwer kontroli wersj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cm" svg:y1="5.3cm" svg:x2="9.2cm" svg:y2="4.7cm">
          <text:p/>
        </draw:line>
        <draw:custom-shape draw:style-name="gr6" draw:text-style-name="P9" draw:layer="layout" svg:width="8.2cm" svg:height="4.4cm" svg:x="2.3cm" svg:y="1.6cm">
          <text:p text:style-name="P8"><text:span text:style-name="T1">Komputer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5.1cm" svg:height="1.3cm" svg:x="4.1cm" svg:y="9.6cm">
          <text:p text:style-name="P1">Pliki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4.892cm" svg:height="0.962cm" svg:x="4.2cm" svg:y="8.5cm">
          <draw:text-box>
            <text:p>Wersja robocza</text:p>
          </draw:text-box>
        </draw:frame>
        <draw:custom-shape draw:style-name="gr6" draw:text-style-name="P9" draw:layer="layout" svg:width="8.2cm" svg:height="4.4cm" svg:x="2.3cm" svg:y="7.1cm">
          <text:p text:style-name="P8"><text:span text:style-name="T1">Komputer B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cm" svg:y1="9cm" svg:x2="9.2cm" svg:y2="10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6T00:33:00.400000000</meta:creation-date>
    <dc:date>2020-05-06T01:01:04.509000000</dc:date>
    <meta:editing-duration>PT28M2S</meta:editing-duration>
    <meta:editing-cycles>6</meta:editing-cycles>
    <meta:generator>LibreOffice/6.4.2.2$Windows_X86_64 LibreOffice_project/4e471d8c02c9c90f512f7f9ead8875b57fcb1ec3</meta:generator>
    <meta:document-statistic meta:object-count="15"/>
  </office:meta>
</office:document-meta>
</file>